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anukComp-Light" svg:font-family="SanukComp-Light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302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4.658cm"/>
    </style:style>
    <style:style style:name="Table1.B" style:family="table-column">
      <style:table-column-properties style:column-width="5.821cm"/>
    </style:style>
    <style:style style:name="Table1.C" style:family="table-column">
      <style:table-column-properties style:column-width="5.82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 style:list-style-name="WWNum1">
      <style:paragraph-properties fo:line-height="100%" fo:background-color="#ffffff">
        <style:background-image/>
      </style:paragraph-properties>
    </style:style>
    <style:style style:name="P2" style:family="paragraph" style:parent-style-name="Standard">
      <style:paragraph-properties fo:margin-top="0.093cm" fo:margin-bottom="0.353cm" fo:line-height="100%"/>
      <style:text-properties style:font-name="Calibri" style:letter-kerning="true" style:font-name-asian="+mn-ea" style:font-name-complex="SanukComp-Light"/>
    </style:style>
    <style:style style:name="P3" style:family="paragraph" style:parent-style-name="Standard">
      <style:paragraph-properties fo:margin-top="0cm" fo:margin-bottom="0cm" fo:line-height="100%"/>
      <style:text-properties style:font-name="Calibri" style:letter-kerning="true" style:font-name-asian="+mn-ea" style:font-name-complex="SanukComp-Light"/>
    </style:style>
    <style:style style:name="P4" style:family="paragraph" style:parent-style-name="Standard">
      <style:paragraph-properties fo:margin-top="0cm" fo:margin-bottom="0cm" fo:line-height="100%"/>
      <style:text-properties style:font-name="Calibri" style:letter-kerning="true" style:font-name-asian="+mn-ea" style:language-asian="ko" style:country-asian="KR" style:font-name-complex="SanukComp-Ligh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 style:list-style-name="WWNum1">
      <style:paragraph-properties fo:margin-top="0cm" fo:margin-bottom="0cm" fo:line-height="100%" fo:background-color="#ffffff">
        <style:background-image/>
      </style:paragraph-properties>
    </style:style>
    <style:style style:name="T1" style:family="text">
      <style:text-properties style:font-name="Calibri" style:letter-kerning="true" style:font-name-asian="+mn-ea" style:font-name-complex="SanukComp-Light"/>
    </style:style>
    <style:style style:name="T2" style:family="text">
      <style:text-properties style:font-name="Calibri" style:letter-kerning="true" style:font-name-asian="+mn-ea" style:language-asian="ko" style:country-asian="KR" style:font-name-complex="SanukComp-Light"/>
    </style:style>
    <style:style style:name="T3" style:family="text">
      <style:text-properties style:font-name="Calibri" fo:language="en" fo:country="US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<text:span text:style-name="T1">Organisation 1: </text:span><text:span text:style-name="T2">McDonald</text:span></text:p>
          </table:table-cell>
          <table:table-cell table:style-name="Table1.A1" office:value-type="string">
            <text:p text:style-name="P5"><text:span text:style-name="T1">Organisation 2: </text:span></text:p>
          </table:table-cell>
        </table:table-row>
        <table:table-row table:style-name="Table1.1">
          <table:table-cell table:style-name="Table1.A1" office:value-type="string">
            <text:list xml:id="list7908720735338349429" text:style-name="WWNum1">
              <text:list-item>
                <text:p text:style-name="P6"><text:span text:style-name="T3">Active Social Media Network(s)</text:span></text:p>
              </text:list-item>
            </text:list>
            <text:p text:style-name="P3"/>
          </table:table-cell>
          <table:table-cell table:style-name="Table1.A1" office:value-type="string">
            <text:p text:style-name="P4">Facebook, YouTube, Snapchat, Twitter, google+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5281719" text:continue-numbering="true" text:style-name="WWNum1">
              <text:list-item>
                <text:p text:style-name="P1"><text:span text:style-name="T3">Location of organisation</text:span></text:p>
              </text:list-item>
            </text:list>
            <text:p text:style-name="P2"/>
          </table:table-cell>
          <table:table-cell table:style-name="Table1.A1" office:value-type="string">
            <text:p text:style-name="P4">USA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5276355" text:continue-numbering="true" text:style-name="WWNum1">
              <text:list-item>
                <text:p text:style-name="P6"><text:span text:style-name="T3">Marketing Objective</text:span></text:p>
              </text:list-item>
            </text:list>
            <text:p text:style-name="P3"/>
            <text:p text:style-name="P3"/>
          </table:table-cell>
          <table:table-cell table:style-name="Table1.A1" office:value-type="string">
            <text:p text:style-name="P4">Increasing their brand awareness,</text:p>
            <text:p text:style-name="P4">Increasing profit,</text:p>
            <text:p text:style-name="P4">Spreading their product all over the world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5265512" text:continue-numbering="true" text:style-name="WWNum1">
              <text:list-item>
                <text:p text:style-name="P1"><text:span text:style-name="T3">Marketing Strategic Solution</text:span></text:p>
              </text:list-item>
            </text:list>
            <text:p text:style-name="P2"/>
          </table:table-cell>
          <table:table-cell table:style-name="Table1.A1" office:value-type="string">
            <text:p text:style-name="P4">Holding largest market share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5258644" text:continue-numbering="true" text:style-name="WWNum1">
              <text:list-item>
                <text:p text:style-name="P1"><text:span text:style-name="T3">Primary Benefit(s)</text:span></text:p>
              </text:list-item>
            </text:list>
            <text:p text:style-name="P2"/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5282933" text:continue-numbering="true" text:style-name="WWNum1">
              <text:list-item>
                <text:p text:style-name="P1"><text:span text:style-name="T3">Key global trends utilised in the strategy</text:span></text:p>
              </text:list-item>
            </text:list>
            <text:p text:style-name="P2"/>
          </table:table-cell>
          <table:table-cell table:style-name="Table1.A1" office:value-type="string">
            <text:p text:style-name="P4">Giving home delivery service</text:p>
            <text:p text:style-name="P4">Utilising social media marketing</text:p>
            <text:p text:style-name="P4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anukComp-Light" svg:font-family="SanukComp-Light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uba Douaihy</meta:initial-creator>
    <dc:creator>Yangha Park</dc:creator>
    <meta:editing-cycles>1</meta:editing-cycles>
    <meta:creation-date>2017-08-02T00:12:00</meta:creation-date>
    <dc:date>2018-04-01T15:07:47.56</dc:date>
    <meta:editing-duration>PT1S</meta:editing-duration>
    <meta:generator>OpenOffice/4.1.5$Win32 OpenOffice.org_project/415m1$Build-9789</meta:generator>
    <meta:document-statistic meta:table-count="1" meta:image-count="0" meta:object-count="0" meta:page-count="1" meta:paragraph-count="16" meta:word-count="63" meta:character-count="4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